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6875in" style:use-optimal-column-width="false"/>
    </style:style>
    <style:style style:name="TableColumn3" style:family="table-column">
      <style:table-column-properties style:column-width="0.375in" style:use-optimal-column-width="false"/>
    </style:style>
    <style:style style:name="TableColumn4" style:family="table-column">
      <style:table-column-properties style:column-width="1.125in" style:use-optimal-column-width="false"/>
    </style:style>
    <style:style style:name="TableColumn5" style:family="table-column">
      <style:table-column-properties style:column-width="1.4305in" style:use-optimal-column-width="false"/>
    </style:style>
    <style:style style:name="TableColumn6" style:family="table-column">
      <style:table-column-properties style:column-width="1.5381in" style:use-optimal-column-width="false"/>
    </style:style>
    <style:style style:name="Table1" style:family="table" style:master-page-name="MP0">
      <style:table-properties style:width="6.1562in" fo:margin-left="-0.0048in" table:align="left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="0.0013in solid #000000" style:writing-mode="lr-tb" fo:padding-top="0in" fo:padding-left="0.075in" fo:padding-bottom="0in" fo:padding-right="0.075in"/>
    </style:style>
    <style:style style:name="P9" style:parent-style-name="tmgNormal" style:family="paragraph">
      <style:paragraph-properties fo:break-before="page" style:snap-to-layout-grid="false" fo:text-align="center" fo:text-indent="0in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12" style:parent-style-name="tmgNormal" style:family="paragraph">
      <style:paragraph-properties style:snap-to-layout-grid="false" fo:text-align="center" fo:text-indent="0in"/>
    </style:style>
    <style:style style:name="TableCell13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14" style:parent-style-name="tmgNormal" style:family="paragraph">
      <style:paragraph-properties style:snap-to-layout-grid="false" fo:text-align="center" fo:text-indent="0in"/>
    </style:style>
    <style:style style:name="TableCell15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16" style:parent-style-name="tmgNormal" style:family="paragraph">
      <style:paragraph-properties style:snap-to-layout-grid="false" fo:text-align="center" fo:text-indent="0in"/>
    </style:style>
    <style:style style:name="TableCell17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18" style:parent-style-name="tmgNormal" style:family="paragraph">
      <style:paragraph-properties style:snap-to-layout-grid="false" fo:text-align="center" fo:text-indent="0in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21" style:parent-style-name="tmgNormal" style:family="paragraph">
      <style:paragraph-properties style:snap-to-layout-grid="false" fo:text-indent="0in"/>
    </style:style>
    <style:style style:name="TableCell22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23" style:parent-style-name="tmgNormal" style:family="paragraph">
      <style:paragraph-properties style:snap-to-layout-grid="false" fo:text-indent="0in"/>
    </style:style>
    <style:style style:name="P24" style:parent-style-name="tmgNormal" style:family="paragraph">
      <style:paragraph-properties style:snap-to-layout-grid="false" fo:text-indent="0in"/>
    </style:style>
    <style:style style:name="P25" style:parent-style-name="tmgNormal" style:family="paragraph">
      <style:paragraph-properties style:snap-to-layout-grid="false" fo:text-indent="0in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28" style:parent-style-name="tmgNormal" style:family="paragraph">
      <style:paragraph-properties style:snap-to-layout-grid="false" fo:text-indent="0in"/>
    </style:style>
    <style:style style:name="TableCell29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30" style:parent-style-name="tmgNormal" style:family="paragraph">
      <style:paragraph-properties style:snap-to-layout-grid="false" fo:text-indent="0in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33" style:parent-style-name="tmgNormal" style:family="paragraph">
      <style:paragraph-properties style:snap-to-layout-grid="false" fo:text-indent="0in"/>
    </style:style>
    <style:style style:name="TableCell34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35" style:parent-style-name="tmgNormal" style:family="paragraph">
      <style:paragraph-properties style:snap-to-layout-grid="false" fo:text-indent="0in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38" style:parent-style-name="tmgNormal" style:family="paragraph">
      <style:paragraph-properties style:snap-to-layout-grid="false" fo:text-indent="0in"/>
    </style:style>
    <style:style style:name="TableCell39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40" style:parent-style-name="tmgNormal" style:family="paragraph">
      <style:paragraph-properties style:snap-to-layout-grid="false" fo:text-indent="0in"/>
    </style:style>
    <style:style style:name="TableRow41" style:family="table-row">
      <style:table-row-properties style:use-optimal-row-height="false" fo:keep-together="always"/>
    </style:style>
    <style:style style:name="TableCell42" style:family="table-cell">
      <style:table-cell-properties fo:border-top="none" fo:border-left="0.0013in solid #000000" fo:border-bottom="0.0013in solid #000000" fo:border-right="none" style:writing-mode="lr-tb" fo:padding-top="0in" fo:padding-left="0.075in" fo:padding-bottom="0in" fo:padding-right="0.075in"/>
    </style:style>
    <style:style style:name="P43" style:parent-style-name="tmgNormal" style:family="paragraph">
      <style:paragraph-properties style:snap-to-layout-grid="false" fo:text-indent="0in"/>
    </style:style>
    <style:style style:name="TableCell44" style:family="table-cell">
      <style:table-cell-properties fo:border-top="none" fo:border-left="0.0013in solid #000000" fo:border-bottom="0.0013in solid #000000" fo:border-right="0.0013in solid #000000" style:writing-mode="lr-tb" fo:padding-top="0in" fo:padding-left="0.075in" fo:padding-bottom="0in" fo:padding-right="0.075in"/>
    </style:style>
    <style:style style:name="P45" style:parent-style-name="tmgNormal" style:family="paragraph">
      <style:paragraph-properties style:snap-to-layout-grid="false" fo:text-indent="0in"/>
    </style:style>
    <style:style style:name="P46" style:parent-style-name="tmgHeading1" style:family="paragraph">
      <style:paragraph-properties>
        <style:tab-stops>
          <style:tab-stop style:type="left" style:position="0in"/>
          <style:tab-stop style:type="left" style:position="2.875in"/>
        </style:tab-stops>
      </style:paragraph-properties>
    </style:style>
    <style:style style:name="P47" style:parent-style-name="tmgQuestion" style:family="paragraph"/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tmgQuestion" style:family="paragraph">
      <style:paragraph-properties fo:margin-left="0.25in">
        <style:tab-stops/>
      </style:paragraph-properties>
      <style:text-properties fo:color="#4472C4"/>
    </style:style>
    <style:style style:name="P51" style:parent-style-name="tmgQuestion" style:family="paragraph">
      <style:paragraph-properties fo:margin-left="0.25in">
        <style:tab-stops/>
      </style:paragraph-properties>
      <style:text-properties fo:color="#4472C4"/>
    </style:style>
    <style:style style:name="P52" style:parent-style-name="tmgQuestion" style:family="paragraph">
      <style:paragraph-properties fo:margin-left="0.25in">
        <style:tab-stops/>
      </style:paragraph-properties>
      <style:text-properties fo:color="#4472C4"/>
    </style:style>
    <style:style style:name="P53" style:parent-style-name="tmgQuestion" style:family="paragraph">
      <style:paragraph-properties fo:margin-left="0.25in">
        <style:tab-stops/>
      </style:paragraph-properties>
      <style:text-properties fo:color="#4472C4"/>
    </style:style>
    <style:style style:name="P54" style:parent-style-name="tmgQuestion" style:family="paragraph"/>
    <style:style style:name="P55" style:parent-style-name="tmgQuestion" style:family="paragraph">
      <style:paragraph-properties fo:margin-left="0.25in">
        <style:tab-stops/>
      </style:paragraph-properties>
      <style:text-properties fo:color="#4472C4"/>
    </style:style>
    <style:style style:name="P56" style:parent-style-name="tmgQuestion" style:family="paragraph"/>
    <style:style style:name="P57" style:parent-style-name="tmgQuestion" style:family="paragraph">
      <style:paragraph-properties fo:margin-left="0.25in">
        <style:tab-stops/>
      </style:paragraph-properties>
      <style:text-properties fo:color="#FFC000"/>
    </style:style>
    <style:style style:name="P58" style:parent-style-name="tmgQuestion" style:family="paragraph">
      <style:paragraph-properties fo:margin-left="0.25in">
        <style:tab-stops/>
      </style:paragraph-properties>
    </style:style>
    <style:style style:name="P59" style:parent-style-name="tmgQuestion" style:family="paragraph">
      <style:paragraph-properties fo:margin-left="0.25in">
        <style:tab-stops/>
      </style:paragraph-properties>
    </style:style>
    <style:style style:name="P60" style:parent-style-name="tmgQuestion" style:family="paragraph"/>
    <style:style style:name="P61" style:parent-style-name="tmgQuestion" style:family="paragraph">
      <style:paragraph-properties fo:margin-left="0.25in">
        <style:tab-stops/>
      </style:paragraph-properties>
      <style:text-properties fo:color="#FFC000"/>
    </style:style>
    <style:style style:name="P62" style:parent-style-name="tmgQuestion" style:family="paragraph"/>
    <style:style style:name="P63" style:parent-style-name="tmgQuestion" style:family="paragraph">
      <style:paragraph-properties fo:text-indent="0.25in"/>
      <style:text-properties fo:color="#FFC000"/>
    </style:style>
    <style:style style:name="P64" style:parent-style-name="tmgHeading1" style:family="paragraph">
      <style:paragraph-properties>
        <style:tab-stops>
          <style:tab-stop style:type="left" style:position="0in"/>
          <style:tab-stop style:type="left" style:position="2.875in"/>
        </style:tab-stops>
      </style:paragraph-properties>
    </style:style>
    <style:style style:name="P65" style:parent-style-name="tmgQuestion" style:family="paragraph">
      <style:paragraph-properties fo:margin-left="0.2083in" fo:text-indent="-0.1979in">
        <style:tab-stops>
          <style:tab-stop style:type="left" style:position="0.0416in"/>
        </style:tab-stops>
      </style:paragraph-properties>
    </style:style>
    <style:style style:name="P66" style:parent-style-name="tmgQuestion" style:family="paragraph">
      <style:paragraph-properties fo:margin-left="0.2083in" fo:text-indent="-0.1979in">
        <style:tab-stops>
          <style:tab-stop style:type="left" style:position="0.0416in"/>
        </style:tab-stops>
      </style:paragraph-properties>
    </style:style>
    <style:style style:name="P67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68" style:parent-style-name="tmgQuestion" style:family="paragraph">
      <style:paragraph-properties fo:margin-left="0.2083in" fo:text-indent="-0.1979in">
        <style:tab-stops>
          <style:tab-stop style:type="left" style:position="0.0416in"/>
        </style:tab-stops>
      </style:paragraph-properties>
    </style:style>
    <style:style style:name="P69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0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1" style:parent-style-name="tmgQuestion" style:family="paragraph">
      <style:paragraph-properties fo:margin-left="0.2083in" fo:text-indent="-0.1979in">
        <style:tab-stops>
          <style:tab-stop style:type="left" style:position="0.0416in"/>
        </style:tab-stops>
      </style:paragraph-properties>
    </style:style>
    <style:style style:name="P72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3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4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5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6" style:parent-style-name="tmgQuestion" style:family="paragraph">
      <style:paragraph-properties fo:margin-left="0.2083in" fo:text-indent="-0.1979in">
        <style:tab-stops>
          <style:tab-stop style:type="left" style:position="0.0416in"/>
        </style:tab-stops>
      </style:paragraph-properties>
    </style:style>
    <style:style style:name="P77" style:parent-style-name="tmgQuestion" style:family="paragraph">
      <style:paragraph-properties fo:margin-left="0.2083in">
        <style:tab-stops/>
      </style:paragraph-properties>
      <style:text-properties fo:color="#4472C4"/>
    </style:style>
    <style:style style:name="P78" style:parent-style-name="tmgNormal" style:family="paragraph">
      <style:paragraph-properties fo:text-inden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mgBold">Test</text:span><text:span text:style-name="tmgBold"><text:s/>03</text:span><text:span text:style-name="tmgBold"><text:s/>-<text:s/></text:span><text:span text:style-name="tmgBold">Deadlocks und Scheduling</text:span><text:span text:style-name="tmgBold">- Betrieb</text:span><text:span text:style-name="tmgBold">s</text:span><text:span text:style-name="tmgBold">system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Erstellende Stammgruppe</text:p>
          </table:table-cell>
          <table:covered-table-cell/>
          <table:table-cell table:style-name="TableCell13">
            <text:p text:style-name="P14">11</text:p>
          </table:table-cell>
          <table:table-cell table:style-name="TableCell15">
            <text:p text:style-name="P16">Lehrverband</text:p>
          </table:table-cell>
          <table:table-cell table:style-name="TableCell17">
            <text:p text:style-name="P18">2B2</text:p>
          </table:table-cell>
        </table:table-row>
        <table:table-row table:style-name="TableRow19">
          <table:table-cell table:style-name="TableCell20">
            <text:p text:style-name="P21">Gruppenmitglieder</text:p>
          </table:table-cell>
          <table:table-cell table:style-name="TableCell22" table:number-columns-spanned="4">
            <text:p text:style-name="P23">Ovidiu – Dan Bogat<text:s/><text:s text:c="3"/>ic17b501</text:p>
            <text:p text:style-name="P24">Barbara Eder <text:s text:c="12"/><text:s text:c="3"/>ic17b066</text:p>
            <text:p text:style-name="P25">Ferhat Doevme <text:s text:c="6"/><text:s text:c="3"/><text:s text:c="2"/>ic15b046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 table:number-columns-spanned="4">
            <text:p text:style-name="P30"/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P33">Matrikelnummer</text:p>
          </table:table-cell>
          <table:table-cell table:style-name="TableCell34" table:number-columns-spanned="4">
            <text:p text:style-name="P35"/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Lehrverband</text:p>
          </table:table-cell>
          <table:table-cell table:style-name="TableCell39" table:number-columns-spanned="4">
            <text:p text:style-name="P40"/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Punkte</text:p>
          </table:table-cell>
          <table:table-cell table:style-name="TableCell44" table:number-columns-spanned="4">
            <text:p text:style-name="P45"/>
          </table:table-cell>
          <table:covered-table-cell/>
          <table:covered-table-cell/>
          <table:covered-table-cell/>
        </table:table-row>
      </table:table>
      <text:p text:style-name="Normal"/>
      <text:list text:style-name="LFO1" text:continue-numbering="true">
        <text:list-item>
          <text:p text:style-name="P46">Deadlocks</text:p>
        </text:list-item>
      </text:list>
      <text:list text:style-name="LFO2" text:continue-numbering="true">
        <text:list-item>
          <text:p text:style-name="P47">Erklären Sie den unterschied zwischen einer<text:s/><text:span text:style-name="T48">unterbrechbaren</text:span><text:s/>und einer<text:s/><text:span text:style-name="T49">nicht unterbrechbaren Ressource</text:span><text:s/>und geben Sie<text:s/>jeweils ein Beispiel. (10<text:s/>Punkte)</text:p>
        </text:list-item>
      </text:list>
      <text:p text:style-name="P50"/>
      <text:p text:style-name="P51"/>
      <text:p text:style-name="P52"/>
      <text:p text:style-name="P53"/>
      <text:list text:style-name="LFO2" text:continue-numbering="true">
        <text:list-item>
          <text:p text:style-name="P54">Erklären Sie einen Deadlock in eigenen Worten (16<text:s/>Punkte)</text:p>
        </text:list-item>
      </text:list>
      <text:p text:style-name="P55"/>
      <text:p text:style-name="tmgQuestion"/>
      <text:p text:style-name="tmgQuestion"/>
      <text:p text:style-name="tmgQuestion"/>
      <text:p text:style-name="tmgQuestion"/>
      <text:list text:style-name="LFO2" text:continue-numbering="true">
        <text:list-item>
          <text:p text:style-name="P56">Bei welchen Arten von Ressourcen kann ein Deadlock entstehen ? (5<text:s/>Punkte)</text:p>
        </text:list-item>
      </text:list>
      <text:p text:style-name="P57"/>
      <text:p text:style-name="P58"/>
      <text:p text:style-name="P59"/>
      <text:list text:style-name="LFO2" text:continue-numbering="true">
        <text:list-item>
          <text:p text:style-name="P60">Welche 4 Bedingungen müssen gleichzeitig erfüllt sein, damit ein Ressourcen-Deadlock überhaupt entstehen kann? (16<text:s/>Punkte)</text:p>
        </text:list-item>
      </text:list>
      <text:p text:style-name="P61"/>
      <text:p text:style-name="tmgQuestion"/>
      <text:p text:style-name="tmgQuestion"/>
      <text:p text:style-name="tmgQuestion"/>
      <text:list text:style-name="LFO2" text:continue-numbering="true">
        <text:list-item>
          <text:p text:style-name="P62">Nennen Sie 3 Arten der Behebung von einem Ressourcen-Deadlock (3<text:s/>Punkte)</text:p>
        </text:list-item>
      </text:list>
      <text:p text:style-name="P63"/>
      <text:p text:style-name="tmgQuestion"/>
      <text:p text:style-name="tmgQuestion"/>
      <text:soft-page-break/>
      <text:list text:style-name="LFO1" text:continue-numbering="true">
        <text:list-item>
          <text:p text:style-name="P64">Scheduling</text:p>
        </text:list-item>
      </text:list>
      <text:list text:style-name="LFO3" text:continue-numbering="true">
        <text:list-item>
          <text:p text:style-name="P65">In welche Gruppen werden Prozesse bezüglich Scheduling gegliedert ? (5<text:s/>Punkte)</text:p>
        </text:list-item>
      </text:list>
      <text:p text:style-name="tmgQuestion"/>
      <text:p text:style-name="tmgQuestion"/>
      <text:p text:style-name="tmgQuestion"/>
      <text:list text:style-name="LFO3" text:continue-numbering="true">
        <text:list-item>
          <text:p text:style-name="P66">In welche Kategorien können Scheduling-Strategien grob unterteilt werden?<text:s/><text:line-break/>(5<text:s/>Punkte)</text:p>
        </text:list-item>
      </text:list>
      <text:p text:style-name="P67"/>
      <text:p text:style-name="tmgQuestion"/>
      <text:p text:style-name="tmgQuestion"/>
      <text:p text:style-name="tmgQuestion"/>
      <text:list text:style-name="LFO3" text:continue-numbering="true">
        <text:list-item>
          <text:p text:style-name="P68">Nennen Sie alle<text:s/>Umgebungen (Verarbeitungsumgebunen)<text:s/>von Scheduling-Strategien und geben Sie jeweils ein Beispiel an. (15<text:s/>Punkte)</text:p>
        </text:list-item>
      </text:list>
      <text:p text:style-name="P69"/>
      <text:p text:style-name="P70"/>
      <text:p text:style-name="tmgQuestion"/>
      <text:p text:style-name="tmgQuestion"/>
      <text:p text:style-name="tmgQuestion"/>
      <text:list text:style-name="LFO3" text:continue-numbering="true">
        <text:list-item>
          <text:p text:style-name="P71">Nennen Sie 5 Kriterien (Ziele von Scheduling-Strategien) welche typischerweise für die Wahl einer Strategie herangezogen werden<text:s/>(15<text:s/>Punkte)</text:p>
        </text:list-item>
      </text:list>
      <text:p text:style-name="P72"/>
      <text:p text:style-name="P73"/>
      <text:p text:style-name="P74"/>
      <text:p text:style-name="P75"/>
      <text:p text:style-name="tmgQuestion"/>
      <text:p text:style-name="tmgQuestion"/>
      <text:p text:style-name="tmgQuestion"/>
      <text:p text:style-name="tmgQuestion"/>
      <text:p text:style-name="tmgQuestion"/>
      <text:list text:style-name="LFO3" text:continue-numbering="true">
        <text:list-item>
          <text:p text:style-name="P76">Nennen Sie 2 klassische Probleme der Interprozesskommunikation, welche gerne für die Veranschaulichung von Scheduling und Deadlocks verwendet werden.<text:s/><text:line-break/>(10<text:s/>Punkte)</text:p>
        </text:list-item>
      </text:list>
      <text:p text:style-name="P77"/>
      <text:p text:style-name="tmgQuestion"/>
      <text:p text:style-name="tmgQuestion"/>
      <text:p text:style-name="tmgQuestion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BodyText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BodyText" style:default-outline-level="2">
      <style:paragraph-properties fo:margin-top="0.1388in" fo:margin-left="1.5in">
        <style:tab-stops>
          <style:tab-stop style:type="left" style:position="-0.75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BodyText" style:default-outline-level="3">
      <style:paragraph-properties fo:margin-top="0.0972in" fo:margin-left="2.5in">
        <style:tab-stops>
          <style:tab-stop style:type="left" style:position="-1.25in"/>
        </style:tab-stops>
      </style:paragraph-properties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font-size="12pt" style:font-size-asian="12pt" style:font-size-complex="12pt" fo:language="de" fo:country="AT" fo:hyphenate="false"/>
    </style:style>
    <style:style style:name="DefaultParagraphFont" style:display-name="Default Paragraph Font" style:family="text"/>
    <style:style style:name="NumberingSymbols" style:display-name="Numbering Symbols" style:family="text"/>
    <style:style style:name="WW8Num1z0" style:display-name="WW8Num1z0" style:family="text">
      <style:text-properties style:font-name="Wingdings"/>
    </style:style>
    <style:style style:name="WW8Num2z0" style:display-name="WW8Num2z0" style:family="text">
      <style:text-properties style:font-name="Wingdings 2" fo:color="#000000"/>
    </style:style>
    <style:style style:name="WW8Num5z0" style:display-name="WW8Num5z0" style:family="text">
      <style:text-properties style:font-name="Wingdings 2" fo:color="#000000"/>
    </style:style>
    <style:style style:name="DefaultParagraphFont0" style:display-name="Default Paragraph Font" style:family="text"/>
    <style:style style:name="WW-Absatz-Standardschriftart" style:display-name="WW-Absatz-Standardschriftart" style:family="text"/>
    <style:style style:name="WW8Num1z1" style:display-name="WW8Num1z1" style:family="text">
      <style:text-properties style:font-name="Courier New" style:font-name-complex="Courier New"/>
    </style:style>
    <style:style style:name="WW8Num1z3" style:display-name="WW8Num1z3" style:family="text">
      <style:text-properties style:font-name="Symbol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3z0" style:display-name="WW8Num3z0" style:family="text">
      <style:text-properties style:font-name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/>
    </style:style>
    <style:style style:name="WW8Num4z0" style:display-name="WW8Num4z0" style:family="text">
      <style:text-properties style:font-name="Wingdings 2"/>
    </style:style>
    <style:style style:name="WW8Num4z1" style:display-name="WW8Num4z1" style:family="text">
      <style:text-properties style:font-name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6z0" style:display-name="WW8Num6z0" style:family="text">
      <style:text-properties style:font-name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Wingdings"/>
    </style:style>
    <style:style style:name="WW8Num10z1" style:display-name="WW8Num10z1" style:family="text">
      <style:text-properties style:font-name="Courier New" style:font-name-complex="Courier New"/>
    </style:style>
    <style:style style:name="WW8Num10z3" style:display-name="WW8Num10z3" style:family="text">
      <style:text-properties style:font-name="Symbol"/>
    </style:style>
    <style:style style:name="WW8Num11z0" style:display-name="WW8Num11z0" style:family="text">
      <style:text-properties style:font-name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/>
    </style:style>
    <style:style style:name="WW8Num12z0" style:display-name="WW8Num12z0" style:family="text">
      <style:text-properties style:font-name="Wingdings 2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2z3" style:display-name="WW8Num12z3" style:family="text">
      <style:text-properties style:font-name="Symbol"/>
    </style:style>
    <style:style style:name="WW8Num13z0" style:display-name="WW8Num13z0" style:family="text">
      <style:text-properties style:font-name="Wingdings"/>
    </style:style>
    <style:style style:name="WW8Num13z1" style:display-name="WW8Num13z1" style:family="text">
      <style:text-properties style:font-name="Courier New" style:font-name-complex="Courier New"/>
    </style:style>
    <style:style style:name="WW8Num13z3" style:display-name="WW8Num13z3" style:family="text">
      <style:text-properties style:font-name="Symbol"/>
    </style:style>
    <style:style style:name="WW8Num15z0" style:display-name="WW8Num15z0" style:family="text">
      <style:text-properties style:font-name="Symbol"/>
    </style:style>
    <style:style style:name="WW8Num15z1" style:display-name="WW8Num15z1" style:family="text">
      <style:text-properties style:font-name="Courier New"/>
    </style:style>
    <style:style style:name="WW8Num15z2" style:display-name="WW8Num15z2" style:family="text">
      <style:text-properties style:font-name="Wingdings"/>
    </style:style>
    <style:style style:name="WW8Num16z0" style:display-name="WW8Num16z0" style:family="text">
      <style:text-properties style:font-name="Wingdings 2" fo:color="#000000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8z0" style:display-name="WW8Num18z0" style:family="text">
      <style:text-properties style:font-name="Wingdings 2" fo:color="#000000"/>
    </style:style>
    <style:style style:name="WW8Num18z1" style:display-name="WW8Num18z1" style:family="text">
      <style:text-properties style:font-name="Courier New"/>
    </style:style>
    <style:style style:name="WW8Num18z2" style:display-name="WW8Num18z2" style:family="text">
      <style:text-properties style:font-name="Wingdings"/>
    </style:style>
    <style:style style:name="WW8Num18z3" style:display-name="WW8Num18z3" style:family="text">
      <style:text-properties style:font-name="Symbol"/>
    </style:style>
    <style:style style:name="WW-DefaultParagraphFont" style:display-name="WW-Default Paragraph Font" style:family="text"/>
    <style:style style:name="tmgDefaultFont" style:display-name="tmgDefaultFont" style:family="text" style:parent-style-name="WW-DefaultParagraphFont">
      <style:text-properties style:font-name="Georgia" fo:font-size="11pt" style:font-size-asian="11pt"/>
    </style:style>
    <style:style style:name="tmgCode" style:display-name="tmgCode" style:family="text">
      <style:text-properties style:font-name="Courier New" fo:font-weight="bold" style:font-weight-asian="bold"/>
    </style:style>
    <style:style style:name="tmgEmph" style:display-name="tmgEmph" style:family="text">
      <style:text-properties fo:font-style="italic" style:font-style-asian="italic"/>
    </style:style>
    <style:style style:name="tmgBold" style:display-name="tmgBold" style:family="text">
      <style:text-properties fo:font-weight="bold" style:font-weight-asian="bold"/>
    </style:style>
    <style:style style:name="WW-NumberingSymbols" style:display-name="WW-Numbering Symbols" style:family="text"/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List" style:display-name="List" style:family="paragraph" style:parent-style-name="BodyText">
      <style:text-properties style:font-name-complex="Tahoma" fo:hyphenate="false"/>
    </style:style>
    <style:style style:name="TableContents" style:display-name="Table Contents" style:family="paragraph" style:parent-style-name="BodyText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tmgNormal" style:display-name="tmgNormal" style:family="paragraph">
      <style:paragraph-properties fo:text-align="justify" fo:margin-bottom="0.0833in" fo:text-indent="0.3in"/>
      <style:text-properties style:font-name="Georgia" fo:font-size="11pt" style:font-size-asian="11pt" fo:language="de" fo:country="AT" fo:hyphenate="false"/>
    </style:style>
    <style:style style:name="tmgCodeSample" style:display-name="tmgCodeSample" style:family="paragraph" style:parent-style-name="tmgNormal">
      <style:paragraph-properties fo:keep-with-next="always" fo:text-align="start" fo:margin-bottom="0in" fo:text-indent="0in"/>
      <style:text-properties style:font-name="Courier New" fo:font-weight="bold" style:font-weight-asian="bold" fo:font-size="10pt" style:font-size-asian="10pt" fo:hyphenate="false"/>
    </style:style>
    <style:style style:name="tmgHeader" style:display-name="tmgHeader" style:family="paragraph" style:parent-style-name="tmgNormal">
      <style:paragraph-properties fo:text-align="center" fo:margin-bottom="0.25in"/>
      <style:text-properties fo:font-weight="bold" style:font-weight-asian="bold" fo:font-size="28pt" style:font-size-asian="28pt" fo:hyphenate="false"/>
    </style:style>
    <style:style style:name="tmgHeading3" style:display-name="tmgHeading3" style:family="paragraph" style:parent-style-name="tmgNormal" style:next-style-name="tmgNormal">
      <style:paragraph-properties fo:keep-with-next="always" fo:margin-bottom="0.1666in" fo:text-indent="0in"/>
      <style:text-properties fo:font-weight="bold" style:font-weight-asian="bold" fo:font-size="14pt" style:font-size-asian="14pt" fo:hyphenate="false"/>
    </style:style>
    <style:style style:name="tmgHeading2" style:display-name="tmgHeading2" style:family="paragraph" style:parent-style-name="tmgNormal" style:next-style-name="tmgNormal">
      <style:paragraph-properties fo:keep-with-next="always" fo:margin-bottom="0.25in" fo:text-indent="0in"/>
      <style:text-properties fo:font-weight="bold" style:font-weight-asian="bold" fo:font-size="18pt" style:font-size-asian="18pt" fo:hyphenate="false"/>
    </style:style>
    <style:style style:name="tmgHeading1" style:display-name="tmgHeading1" style:family="paragraph" style:parent-style-name="tmgNormal" style:next-style-name="tmgNormal" style:list-style-name="LFO1" style:default-outline-level="1">
      <style:paragraph-properties fo:keep-with-next="always" fo:margin-bottom="0.25in" fo:margin-left="0.25in">
        <style:tab-stops>
          <style:tab-stop style:type="left" style:position="2.875in"/>
        </style:tab-stops>
      </style:paragraph-properties>
      <style:text-properties fo:font-weight="bold" style:font-weight-asian="bold" fo:font-size="28pt" style:font-size-asian="28pt" fo:hyphenate="false"/>
    </style:style>
    <style:style style:name="WW-TableContents" style:display-name="WW-Table Contents" style:family="paragraph" style:parent-style-name="BodyText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Quotations" style:display-name="Quotations" style:family="paragraph" style:parent-style-name="Normal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BodyText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BodyText">
      <style:paragraph-properties fo:text-align="center" fo:margin-top="0.0416in"/>
      <style:text-properties fo:font-size="18pt" style:font-size-asian="18pt" style:font-size-complex="18pt" fo:hyphenate="false"/>
    </style:style>
    <style:style style:name="tmgQuestion" style:display-name="tmgQuestion" style:family="paragraph" style:parent-style-name="tmgNormal">
      <style:paragraph-properties fo:text-indent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outline-level-style>
    </text:outline-style>
    <text:list-style style:name="LFO1">
      <text:list-level-style-number text:level="1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.25in" text:list-level-position-and-space-mode="label-alignment">
          <style:list-level-label-alignment text:label-followed-by="listtab" fo:margin-left="2.2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5in" text:list-level-position-and-space-mode="label-alignment">
          <style:list-level-label-alignment text:label-followed-by="listtab" fo:margin-left="2.75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75in" text:list-level-position-and-space-mode="label-alignment">
          <style:list-level-label-alignment text:label-followed-by="listtab" fo:margin-left="3.25in" fo:text-indent="-1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2in" text:list-level-position-and-space-mode="label-alignment">
          <style:list-level-label-alignment text:label-followed-by="listtab" fo:margin-left="3.75in" fo:text-indent="-2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2.25in" text:list-level-position-and-space-mode="label-alignment">
          <style:list-level-label-alignment text:label-followed-by="listtab" fo:margin-left="4.25in" fo:text-indent="-2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1 - Betriebsysteme</dc:title>
    <dc:description/>
    <dc:subject/>
    <meta:initial-creator>Ovidiu - Dan Bogat</meta:initial-creator>
    <dc:creator>Ovidiu - Dan Bogat</dc:creator>
    <meta:creation-date>2018-04-22T09:08:00Z</meta:creation-date>
    <dc:date>2018-04-22T09:09:00Z</dc:date>
    <meta:print-date>2018-04-22T09:07:00Z</meta:print-date>
    <meta:template xlink:href="test_template.dot" xlink:type="simple"/>
    <meta:editing-cycles>10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10" meta:character-count="1405" meta:row-count="9" meta:non-whitespace-character-count="1197"/>
  </office:meta>
</office:document-meta>
</file>